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bats" svg:font-family="starbats" style:font-charset="x-symbol"/>
    <style:font-face style:name="Lohit Hindi1" svg:font-family="'Lohit Hind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DF-Doclet</meta:generator>
  </office:meta>
</office:document-meta>
</file>